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6806b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officeooo:rsid="000a14f6"/>
    </style:style>
    <style:style style:name="T112" style:family="text">
      <style:text-properties officeooo:rsid="005714b7"/>
    </style:style>
    <style:style style:name="T113" style:family="text">
      <style:text-properties officeooo:rsid="00880dbe"/>
    </style:style>
    <style:style style:name="T114" style:family="text">
      <style:text-properties officeooo:rsid="007c6d62"/>
    </style:style>
    <style:style style:name="T115" style:family="text">
      <style:text-properties officeooo:rsid="01c4f176"/>
    </style:style>
    <style:style style:name="T116" style:family="text">
      <style:text-properties officeooo:rsid="03b4652d"/>
    </style:style>
    <style:style style:name="T117" style:family="text">
      <style:text-properties officeooo:rsid="0473a949"/>
    </style:style>
    <style:style style:name="T118" style:family="text">
      <style:text-properties officeooo:rsid="0387836c"/>
    </style:style>
    <style:style style:name="T119" style:family="text">
      <style:text-properties officeooo:rsid="023c6ef8"/>
    </style:style>
    <style:style style:name="T120" style:family="text">
      <style:text-properties officeooo:rsid="023d86f1"/>
    </style:style>
    <style:style style:name="T121" style:family="text">
      <style:text-properties officeooo:rsid="02f83ef8"/>
    </style:style>
    <style:style style:name="T122" style:family="text">
      <style:text-properties officeooo:rsid="030feb5b"/>
    </style:style>
    <style:style style:name="T123" style:family="text">
      <style:text-properties officeooo:rsid="03106751"/>
    </style:style>
    <style:style style:name="T124" style:family="text">
      <style:text-properties officeooo:rsid="0303035b"/>
    </style:style>
    <style:style style:name="T125" style:family="text">
      <style:text-properties officeooo:rsid="01dff054"/>
    </style:style>
    <style:style style:name="T126" style:family="text">
      <style:text-properties officeooo:rsid="03ea566d"/>
    </style:style>
    <style:style style:name="T127" style:family="text">
      <style:text-properties officeooo:rsid="03ed31da"/>
    </style:style>
    <style:style style:name="T128" style:family="text">
      <style:text-properties officeooo:rsid="03fa8068"/>
    </style:style>
    <style:style style:name="T129" style:family="text">
      <style:text-properties officeooo:rsid="03fcb8c3"/>
    </style:style>
    <style:style style:name="T130" style:family="text">
      <style:text-properties officeooo:rsid="03ff0da3"/>
    </style:style>
    <style:style style:name="T131" style:family="text">
      <style:text-properties officeooo:rsid="04084c6f"/>
    </style:style>
    <style:style style:name="T132" style:family="text">
      <style:text-properties officeooo:rsid="040e98cf"/>
    </style:style>
    <style:style style:name="T133" style:family="text">
      <style:text-properties officeooo:rsid="0417ef4b"/>
    </style:style>
    <style:style style:name="T134" style:family="text">
      <style:text-properties officeooo:rsid="041d8615"/>
    </style:style>
    <style:style style:name="T135" style:family="text">
      <style:text-properties officeooo:rsid="041ffa80"/>
    </style:style>
    <style:style style:name="T136" style:family="text">
      <style:text-properties officeooo:rsid="0421e741"/>
    </style:style>
    <style:style style:name="T137" style:family="text">
      <style:text-properties officeooo:rsid="04260fb7"/>
    </style:style>
    <style:style style:name="T138" style:family="text">
      <style:text-properties officeooo:rsid="042b898a"/>
    </style:style>
    <style:style style:name="T139" style:family="text">
      <style:text-properties officeooo:rsid="042ffee7"/>
    </style:style>
    <style:style style:name="T140" style:family="text">
      <style:text-properties officeooo:rsid="0435dfbc"/>
    </style:style>
    <style:style style:name="T141" style:family="text">
      <style:text-properties officeooo:rsid="0441f8aa"/>
    </style:style>
    <style:style style:name="T142" style:family="text">
      <style:text-properties officeooo:rsid="04441e06"/>
    </style:style>
    <style:style style:name="T143" style:family="text">
      <style:text-properties officeooo:rsid="045154b3"/>
    </style:style>
    <style:style style:name="T144" style:family="text">
      <style:text-properties officeooo:rsid="045657ac"/>
    </style:style>
    <style:style style:name="T145" style:family="text">
      <style:text-properties officeooo:rsid="0456d277"/>
    </style:style>
    <style:style style:name="T146" style:family="text">
      <style:text-properties officeooo:rsid="04617afd"/>
    </style:style>
    <style:style style:name="T147" style:family="text">
      <style:text-properties officeooo:rsid="046680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15">Esser-</text:span>Skala, 20<text:span text:style-name="T123">20</text:span></text:p>
      <text:p text:style-name="P14"/>
      <text:p text:style-name="P14"/>
      <text:p text:style-name="P9">© 20<text:span text:style-name="T123">20</text:span> by Wolfgang <text:span text:style-name="T115">Esser-</text:span>Skala. This edition is licensed under the Creative Commons Attribution<text:span text:style-name="T113">-NonCommercial-ShareAlike</text:span> 4.0 International License. To view a copy of this license, visit http://creativecommons.org/licenses/by<text:span text:style-name="T114">-nc-sa</text:span>/4.0/. </text:p>
      <text:p text:style-name="P8"/>
      <text:p text:style-name="P10">Music engraving by LilyPond 2.18.0 (http://www.lilypond.org).<text:span text:style-name="T112"><text:line-break/>Front matter</text:span> typeset with EB Garamond (http://www.georgduffner.at/ebgaramond).</text:p>
      <text:p text:style-name="P14"/>
      <text:p text:style-name="P7">First <text:span text:style-name="T115">version</text:span>, <text:span text:style-name="T123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2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9">https://digital.staatsbibliothek-berlin.de/werkansicht/?PPN=PPN798409592<text:line-break/><text:tab/></text:span>(siglum<text:span text:style-name="T117"> </text:span>Mus.<text:span text:style-name="T119">ms. 18710</text:span>)</text:p>
      <text:p text:style-name="P2"/>
      <text:p text:style-name="P39">In general, this edition closely follows the <text:span text:style-name="T118">manuscript. </text:span>Any<text:span text:style-name="T121"> </text:span>changes <text:span text:style-name="T11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24">A, alto; B, basso; Ev, Evengelist; </text:span>Ms, manuscript;<text:span text:style-name="T119"> </text:span>org, organ; <text:span text:style-name="T125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2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116">Esser-</text:span>Skala</text:p>
      <text:p text:style-name="P12"/>
      <text:p text:style-name="P12"/>
      <text:p text:style-name="P13"/>
      <text:p text:style-name="P19"><text:line-break/><text:span text:style-name="T126">C O N T E N T S</text:span></text:p>
      <text:p text:style-name="P16"/>
      <text:p text:style-name="P11"/>
      <text:p text:style-name="P60">l u k a s <text:s text:c="2"/>x x i i</text:p>
      <text:p text:style-name="P40"/>
      <text:p text:style-name="P40"><text:span text:style-name="T147">1.</text:span>1<text:tab/><text:span text:style-name="T126">Coro</text:span>: <text:tab/><text:span text:style-name="T126">Beſpiegelt euch in Jeſu Leiden<text:tab/>1</text:span><text:line-break/><text:line-break/><text:span text:style-name="T120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41"><text:span text:style-name="T147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2"/>
      <text:p text:style-name="P22"/>
      <text:p text:style-name="P42"><text:span text:style-name="T147">1.3</text:span><text:tab/>Recitativo:<text:tab/>Und Jeſus ging hinau<text:span text:style-name="T129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3"/>
      <text:p text:style-name="P23"/>
      <text:p text:style-name="P43"><text:span text:style-name="T147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4"/>
      <text:p text:style-name="P24"/>
      <text:p text:style-name="P44"><text:span text:style-name="T147">1.5</text:span><text:tab/>Recitativo:<text:tab/>Und als <text:span text:style-name="T135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5"/>
      <text:p text:style-name="P25"/>
      <text:p text:style-name="P45"><text:span text:style-name="T147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6"/>
      <text:p text:style-name="P26"/>
      <text:p text:style-name="P46"><text:span text:style-name="T147">1.</text:span>7<text:tab/>Recitativo:<text:tab/>Und es kam, daß <text:span text:style-name="T136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7"/>
      <text:p text:style-name="P27"/>
      <text:p text:style-name="P46"><text:span text:style-name="T147">1.</text:span>8<text:tab/>Aria:<text:tab/>Wie quälet ſich das höchſte Guth<text:tab/>1<text:span text:style-name="T5"><text:line-break/><text:line-break/></text:span><text:span text:style-name="T131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7"/>
      <text:p text:style-name="P27"/>
      <text:p text:style-name="P47"><text:span text:style-name="T147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32">Jeſus</text:span><text:span text:style-name="T39"><text:tab/>Juda! verrätheſt du des Menſchen Sohn<text:line-break/><text:tab/>mit einem Kuß?<text:line-break/><text:line-break/></text:span><text:span text:style-name="T132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8"/>
      <text:p text:style-name="P28"/>
      <text:p text:style-name="P48"><text:span text:style-name="T147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29"/>
      <text:p text:style-name="P29"/>
      <text:p text:style-name="P49"><text:span text:style-name="T147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33">Jeſus</text:span><text:span text:style-name="T42"><text:tab/>Laßet ſie doch ſo ferne machen.<text:line-break/><text:line-break/></text:span><text:span text:style-name="T133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0"/>
      <text:p text:style-name="P30"/>
      <text:p text:style-name="P50"><text:span text:style-name="T147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1"/>
      <text:p text:style-name="P31"/>
      <text:p text:style-name="P51"><text:span text:style-name="T147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34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34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37">Magd I</text:span><text:span text:style-name="T54"><text:tab/>Dieſer Jünger war auch mit Ihm.<text:line-break/><text:line-break/></text:span><text:span text:style-name="T137">Evageliſt</text:span><text:span text:style-name="T54"><text:tab/> Er aber verleugnete Ihn und ſprach:<text:line-break/><text:line-break/></text:span><text:span text:style-name="T137">Petrus</text:span><text:span text:style-name="T54"><text:tab/>Weib, ich kenne Sein nicht.</text:span></text:p>
      <text:p text:style-name="P32"/>
      <text:p text:style-name="P32"/>
      <text:p text:style-name="P52"><text:span text:style-name="T147">1.1</text:span>4<text:tab/>Aria:<text:tab/>Gepr<text:span text:style-name="T138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33"/>
      <text:p text:style-name="P33"/>
      <text:p text:style-name="P53"><text:span text:style-name="T147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39">Evangeliſt</text:span><text:span text:style-name="T62"><text:tab/>Petrus aber ſprach:<text:line-break/><text:line-break/></text:span><text:span text:style-name="T139">Petrus</text:span><text:span text:style-name="T62"><text:tab/>Menſch, ich weiß nicht, was du ſag</text:span><text:span text:style-name="T67">e</text:span><text:span text:style-name="T62">ſt.<text:line-break/><text:line-break/></text:span><text:span text:style-name="T139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40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34"/>
      <text:p text:style-name="P34"/>
      <text:p text:style-name="P54"><text:span text:style-name="T147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42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35"/>
      <text:p text:style-name="P35"/>
      <text:p text:style-name="P55"><text:span text:style-name="T147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36"/>
      <text:p text:style-name="P36"/>
      <text:p text:style-name="P56"><text:span text:style-name="T147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43">Chor</text:span><text:span text:style-name="T88"><text:tab/>Weisſage, wer iſts, der dich ſchlug?<text:line-break/><text:line-break/></text:span><text:span text:style-name="T143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44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44">Evangeliſt</text:span><text:span text:style-name="T94"><text:tab/>Er ſprach aber zu ihnen:<text:line-break/><text:line-break/></text:span><text:span text:style-name="T144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44">Evangeliſt</text:span><text:span text:style-name="T94"><text:tab/>Da ſprachen ſie alle:</text:span><text:span text:style-name="T95"><text:line-break/><text:line-break/></text:span><text:span text:style-name="T145">Chor</text:span><text:span text:style-name="T95"><text:tab/>Biſtu denn Gottes Sohn?<text:line-break/><text:line-break/></text:span><text:span text:style-name="T145">Evangeliſt</text:span><text:span text:style-name="T95"><text:tab/>Er ſprach zu ihnen:<text:line-break/><text:line-break/></text:span><text:span text:style-name="T145">Jeſus</text:span><text:span text:style-name="T95"><text:tab/>Ihr ſagets, denn ich bins.<text:line-break/><text:line-break/></text:span><text:span text:style-name="T145">Evangeliſt</text:span><text:span text:style-name="T95"><text:tab/>Sie aber ſprachen:</text:span></text:p>
      <text:p text:style-name="P37"/>
      <text:p text:style-name="P37"/>
      <text:p text:style-name="P57"><text:span text:style-name="T147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38"/>
      <text:p text:style-name="P38"/>
      <text:p text:style-name="P58"><text:span text:style-name="T147">1.</text:span>20<text:tab/>Aria:<text:tab/>Mund der Wahrheit<text:tab/>1<text:span text:style-name="T5"><text:line-break/><text:line-break/></text:span>Al<text:span text:style-name="T146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61"><text:span text:style-name="T5">l u k a s <text:s text:c="2"/>x x i i i</text:span></text:p>
      <text:p text:style-name="P59"/>
      <text:p text:style-name="P59">2.1<text:tab/>Recitativo:<text:tab/>Und der gantze Hauffe ſtand auf<text:tab/>1<text:span text:style-name="T5"><text:line-break/><text:line-break/>Evangeliſt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9T18:57:06.113848121</dc:date>
    <dc:creator>Wolfgang Skala</dc:creator>
    <meta:editing-duration>P10DT17H49M26S</meta:editing-duration>
    <meta:editing-cycles>1007</meta:editing-cycles>
    <meta:generator>LibreOffice/4.2.8.2$Linux_X86_64 LibreOffice_project/420m0$Build-2</meta:generator>
    <meta:document-statistic meta:table-count="0" meta:image-count="1" meta:object-count="0" meta:page-count="9" meta:paragraph-count="35" meta:word-count="1950" meta:character-count="11097" meta:non-whitespace-character-count="8942"/>
  </office:meta>
</office:document-meta>
</file>